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2ddee1" style:font-size-asian="14pt" style:font-size-complex="14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683f" officeooo:paragraph-rsid="0014683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683f" officeooo:paragraph-rsid="0014683f" style:font-size-asian="16pt" style:font-weight-asian="bold" style:font-size-complex="16pt"/>
    </style:style>
    <style:style style:name="P7" style:family="paragraph" style:parent-style-name="List_20_Paragraph">
      <style:text-properties fo:font-size="12pt" style:font-size-asian="12pt" style:font-size-complex="12pt"/>
    </style:style>
    <style:style style:name="P8" style:family="paragraph" style:parent-style-name="List_20_Paragraph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02f1" officeooo:paragraph-rsid="002902f1" style:font-size-asian="14pt" style:font-weight-asian="bold" style:font-size-complex="16pt" style:font-weight-complex="bold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style:text-underline-style="solid" style:text-underline-width="auto" style:text-underline-color="font-color" fo:font-weight="bold" officeooo:rsid="002902f1" officeooo:paragraph-rsid="002902f1" style:font-size-asian="14pt" style:font-weight-asian="bold" style:font-size-complex="16pt" style:font-weight-complex="bold"/>
    </style:style>
    <style:style style:name="P10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683f" officeooo:paragraph-rsid="0014683f" style:font-size-asian="16pt" style:font-weight-asian="bold" style:font-size-complex="16pt"/>
    </style:style>
    <style:style style:name="P12" style:family="paragraph" style:parent-style-name="Standard" style:list-style-name="L1">
      <style:text-properties fo:font-size="12pt" style:text-underline-style="none" fo:font-weight="normal" officeooo:rsid="00154b2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8c86" officeooo:paragraph-rsid="00328c8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8c86" officeooo:paragraph-rsid="00322e96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c56de" officeooo:paragraph-rsid="003c56de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c56de" officeooo:paragraph-rsid="003c8ed5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c56de" officeooo:paragraph-rsid="003e9e08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text-properties officeooo:rsid="003c56de" officeooo:paragraph-rsid="003c56de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c56de" officeooo:paragraph-rsid="003c56de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c56de" officeooo:paragraph-rsid="003c8ed5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c56de" officeooo:paragraph-rsid="003e9e08"/>
    </style:style>
    <style:style style:name="P22" style:family="paragraph" style:parent-style-name="Standard" style:list-style-name="L4">
      <style:paragraph-properties fo:text-align="start" style:justify-single-word="false"/>
      <style:text-properties officeooo:rsid="003c56de" officeooo:paragraph-rsid="003c8ed5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3c56de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3c8ed5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3e9e08"/>
    </style:style>
    <style:style style:name="P26" style:family="paragraph" style:parent-style-name="Standard">
      <style:paragraph-properties fo:text-align="start" style:justify-single-word="false"/>
      <style:text-properties officeooo:rsid="0014683f" officeooo:paragraph-rsid="00154b26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3c8ed5" officeooo:paragraph-rsid="003c8ed5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3c8ed5" officeooo:paragraph-rsid="003e9e08"/>
    </style:style>
    <style:style style:name="P29" style:family="paragraph" style:parent-style-name="Standard">
      <style:paragraph-properties fo:text-align="start" style:justify-single-word="false"/>
      <style:text-properties officeooo:rsid="003c8ed5" officeooo:paragraph-rsid="003e9e08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3e9e08" officeooo:paragraph-rsid="003e9e08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3e9e08" officeooo:paragraph-rsid="003e9e08"/>
    </style:style>
    <style:style style:name="P32" style:family="paragraph" style:parent-style-name="Standard" style:list-style-name="L7">
      <style:paragraph-properties fo:text-align="start" style:justify-single-word="false"/>
      <style:text-properties officeooo:rsid="003e9e08" officeooo:paragraph-rsid="003e9e08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3eae67" officeooo:paragraph-rsid="003eae67"/>
    </style:style>
    <style:style style:name="P34" style:family="paragraph" style:parent-style-name="List_20_Paragraph" style:list-style-name="WWNum25"/>
    <style:style style:name="P35" style:family="paragraph" style:parent-style-name="List_20_Paragraph" style:list-style-name="WWNum25">
      <style:text-properties officeooo:rsid="0036ab8c" officeooo:paragraph-rsid="00381fe8"/>
    </style:style>
    <style:style style:name="P36" style:family="paragraph" style:parent-style-name="List_20_Paragraph" style:list-style-name="WWNum25">
      <style:text-properties fo:font-weight="bold" officeooo:rsid="0036ab8c" officeooo:paragraph-rsid="0036ab8c" style:font-weight-asian="bold" style:font-weight-complex="bold"/>
    </style:style>
    <style:style style:name="P37" style:family="paragraph" style:parent-style-name="List_20_Paragraph" style:list-style-name="WWNum25">
      <style:text-properties fo:font-weight="bold" officeooo:rsid="00381fe8" officeooo:paragraph-rsid="00381fe8" style:font-weight-asian="bold" style:font-weight-complex="bold"/>
    </style:style>
    <style:style style:name="P38" style:family="paragraph" style:parent-style-name="List_20_Paragraph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02f1" officeooo:paragraph-rsid="002902f1" style:font-size-asian="14pt" style:font-weight-asian="bold" style:font-size-complex="16pt" style:font-weight-complex="bold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style:text-underline-style="solid" style:text-underline-width="auto" style:text-underline-color="font-color" fo:font-weight="bold" officeooo:rsid="002902f1" officeooo:paragraph-rsid="002902f1" style:font-size-asian="14pt" style:font-weight-asian="bold" style:font-size-complex="16pt" style:font-weight-complex="bold"/>
    </style:style>
    <style:style style:name="P4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officeooo:paragraph-rsid="002902f1" style:font-size-asian="14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officeooo:rsid="00154b26" style:font-size-asian="16pt" style:font-weight-asian="bold" style:font-size-complex="1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6ab8c" style:font-size-asian="12pt" style:font-size-complex="12pt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3c56de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3c8ed5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3e9e08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81fe8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dfcd9" style:font-size-asian="12pt" style:font-weight-asian="normal" style:font-size-complex="12pt" style:font-weight-complex="normal"/>
    </style:style>
    <style:style style:name="T14" style:family="text">
      <style:text-properties officeooo:rsid="00306341"/>
    </style:style>
    <style:style style:name="T15" style:family="text">
      <style:text-properties style:text-underline-style="solid" style:text-underline-width="auto" style:text-underline-color="font-color" fo:font-weight="bold" officeooo:rsid="002902f1" style:font-weight-asian="bold" style:font-weight-complex="bold"/>
    </style:style>
    <style:style style:name="T16" style:family="text">
      <style:text-properties officeooo:rsid="0036ab8c"/>
    </style:style>
    <style:style style:name="T17" style:family="text">
      <style:text-properties officeooo:rsid="003c8e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ustin Osborn</text:p>
      <text:p text:style-name="P1">COMP 2710-001</text:p>
      <text:p text:style-name="P1">Lab <text:span text:style-name="T16">4 </text:span>Design Portio<text:span text:style-name="T14">n</text:span></text:p>
      <text:p text:style-name="Standard"><text:a xlink:type="simple" xlink:href="mailto:Aeo0015@auburn.edu" text:style-name="Internet_20_link" text:visited-style-name="Visited_20_Internet_20_Link"><text:span text:style-name="T1">Aeo0015@auburn.edu</text:span></text:a></text:p>
      <text:p text:style-name="P2"/>
      <text:p text:style-name="P1"/>
      <text:p text:style-name="P5">Analysis (Use Cases)</text:p>
      <text:p text:style-name="P3"/>
      <text:list xml:id="list2294120125474582490" text:style-name="WWNum25">
        <text:list-item>
          <text:p text:style-name="P34"><text:span text:style-name="T4">Initial execution: </text:span><text:span text:style-name="T5">T</text:span><text:span text:style-name="T6">he user is greeted with a selection prompt and they choose appropriate number to select option. This repeats until the user selects option 8 to end the program.</text:span></text:p>
        </text:list-item>
        <text:list-item>
          <text:p text:style-name="P35"><text:span text:style-name="T4">Enter a sale: </text:span><text:span text:style-name="T11">The user wants to enter a sale. They will choose a number (1-6) </text:span><text:span text:style-name="T12">based on menu UI </text:span><text:span text:style-name="T11">to make the appropriate type. They will be asked to enter items and prices until they enter a * character, indicating the end of the list. At this point, if the user is making a contractor sale, they are prompted for a contractor ID and a 15% discount is applied. </text:span><text:span text:style-name="T12">Tax is calculated. The total is presented. </text:span><text:span text:style-name="T11">Then, depending on payment method, they enter appropriate information. </text:span></text:p>
          <text:list>
            <text:list-item>
              <text:p text:style-name="P35"><text:span text:style-name="T13">Erroneous</text:span><text:span text:style-name="T11"> input </text:span><text:span text:style-name="T12">will</text:span><text:span text:style-name="T11"> caught throughout and the details of each type </text:span><text:span text:style-name="T12">can be found in the class diagram and testing section of this document.</text:span></text:p>
            </text:list-item>
          </text:list>
        </text:list-item>
        <text:list-item>
          <text:p text:style-name="P36"><text:span text:style-name="T5">Print list of sales: </text:span><text:span text:style-name="T11">Each sale up to that point in the program is printed out is a list in the order of which they were entered.</text:span></text:p>
        </text:list-item>
        <text:list-item>
          <text:p text:style-name="P37"><text:span text:style-name="T5">Quit: </text:span><text:span text:style-name="T11">User selects option 8 on the menu and the program ends execution.</text:span></text:p>
        </text:list-item>
      </text:list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</text:p>
      <text:p text:style-name="P9"/>
      <text:p text:style-name="P9"/>
      <text:p text:style-name="P9">Class Diagram</text:p>
      <text:p text:style-name="P9"/>
      <text:p text:style-name="P7"><draw:frame draw:style-name="fr1" draw:name="Image3" text:anchor-type="paragraph" svg:width="8.1874in" svg:height="5.0681in" draw:z-index="0"><draw:image xlink:href="../Lab4ClassDiagram.png" xlink:type="simple" xlink:show="embed" xlink:actuate="onLoad" draw:filter-name="&lt;All formats&gt;"/></draw:frame>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40"><draw:frame draw:style-name="fr2" draw:name="Image1" text:anchor-type="paragraph" svg:x="-0.3807in" svg:y="0.3264in" svg:width="7.1917in" svg:height="9.589in" draw:z-index="1"><draw:image xlink:href="../Lab4DFD.jpg" xlink:type="simple" xlink:show="embed" xlink:actuate="onLoad" draw:filter-name="&lt;All formats&gt;"/></draw:frame><text:soft-page-break/><text:span text:style-name="T15">Data Flow Diagrams</text:span></text:p>
      <text:p text:style-name="P11"><text:soft-page-break/></text:p>
      <text:p text:style-name="P11">Testing (Test Cases)</text:p>
      <text:p text:style-name="P11"/>
      <text:p text:style-name="P6">A. System Wide</text:p>
      <text:p text:style-name="P4"/>
      <text:list xml:id="list6418761371141580201" text:style-name="L1">
        <text:list-item>
          <text:p text:style-name="P12">Program is first executed.</text:p>
          <text:list>
            <text:list-item>
              <text:p text:style-name="P18">User is presented with a menu of options</text:p>
            </text:list-item>
            <text:list-item>
              <text:p text:style-name="P18">User should enter 1 – 8 for their desired selection</text:p>
              <text:list>
                <text:list-item>
                  <text:p text:style-name="P18">Any input not conforming to these constraints will initiate a re-prompt.</text:p>
                </text:list-item>
                <text:list-item>
                  <text:p text:style-name="P18">Valid input executes corresponding action.</text:p>
                </text:list-item>
              </text:list>
            </text:list-item>
          </text:list>
        </text:list-item>
      </text:list>
      <text:p text:style-name="P26"><text:span text:style-name="T3">B</text:span><text:span text:style-name="T2">. </text:span><text:span text:style-name="T3">Specific Objects/Functions</text:span></text:p>
      <text:p text:style-name="P26"><text:span text:style-name="T3"/></text:p>
      <text:list xml:id="list182901546660274" text:continue-list="list6418761371141580201" text:style-name="L1">
        <text:list-item text:start-value="1">
          <text:p text:style-name="P15">User selects a Regular Cash <text:span text:style-name="T17">S</text:span>ale</text:p>
          <text:list>
            <text:list-item>
              <text:p text:style-name="P15">Prompted for item <text:span text:style-name="T17">name</text:span>. </text:p>
              <text:list>
                <text:list-item>
                  <text:p text:style-name="P15">Will accept any string input.</text:p>
                </text:list-item>
                <text:list-item>
                  <text:p text:style-name="P15">‘*’ input indicates end of item prompt. </text:p>
                  <text:list>
                    <text:list-item>
                      <text:p text:style-name="P15">Will reject this if this sale’s vector of items has a size of 0. </text:p>
                    </text:list-item>
                    <text:list-item>
                      <text:p text:style-name="P15">Jumps to step (d)</text:p>
                    </text:list-item>
                  </text:list>
                </text:list-item>
              </text:list>
            </text:list-item>
            <text:list-item>
              <text:p text:style-name="P15">Prompted for amount of item entered. Will accept any double input.</text:p>
              <text:list>
                <text:list-item>
                  <text:p text:style-name="P23"><text:span text:style-name="T8">Any input not conforming to these constraints will initiate a re-prompt.</text:span></text:p>
                </text:list-item>
              </text:list>
            </text:list-item>
            <text:list-item>
              <text:p text:style-name="P27"><text:span text:style-name="T8">I</text:span><text:span text:style-name="T7">tem is created with info from parts (a) &amp; (b) and placed in this sale’s vector of items.</text:span></text:p>
            </text:list-item>
            <text:list-item>
              <text:p text:style-name="P19"><text:span text:style-name="T7">Repeat steps (a) &amp; (b) until * input in step (a)</text:span></text:p>
            </text:list-item>
            <text:list-item>
              <text:p text:style-name="P20"><text:span text:style-name="T7">Prints subtotal amount, “regular sale”, tax amount, and total amount to 2 digit decimal precision. </text:span></text:p>
              <text:list>
                <text:list-item>
                  <text:p text:style-name="P20"><text:span text:style-name="T9">All values are also stored to sale object.</text:span></text:p>
                </text:list-item>
              </text:list>
            </text:list-item>
            <text:list-item>
              <text:p text:style-name="P19"><text:span text:style-name="T7">Prompts for amount received</text:span></text:p>
              <text:list>
                <text:list-item>
                  <text:p text:style-name="P19"><text:span text:style-name="T7">Accepts any double value </text:span><text:span text:style-name="T9">greater than total.</text:span></text:p>
                </text:list-item>
              </text:list>
            </text:list-item>
          </text:list>
        </text:list-item>
      </text:list>
      <text:list xml:id="list6743082178405497428" text:style-name="L4">
        <text:list-item>
          <text:list>
            <text:list-item>
              <text:list>
                <text:list-item>
                  <text:p text:style-name="P22"><text:span text:style-name="T7">Any input not conforming to these constraints will initiate a re-prompt.</text:span></text:p>
                </text:list-item>
              </text:list>
            </text:list-item>
          </text:list>
        </text:list-item>
      </text:list>
      <text:list xml:id="list182902260894339" text:continue-list="list182901546660274" text:style-name="L1">
        <text:list-item>
          <text:list>
            <text:list-item>
              <text:p text:style-name="P27"><text:span text:style-name="T7">Change is stored to Sale and outputted to user.</text:span></text:p>
            </text:list-item>
            <text:list-item>
              <text:p text:style-name="P24"><text:span text:style-name="T9">Sale pointer is added to system vector of sales. Menu of options is redisplayed.</text:span></text:p>
              <text:p text:style-name="P24"><text:span text:style-name="T9"/></text:p>
            </text:list-item>
          </text:list>
        </text:list-item>
        <text:list-item>
          <text:p text:style-name="P24"><text:span text:style-name="T8">User selects a Regular </text:span><text:span text:style-name="T9">Check</text:span><text:span text:style-name="T8"> </text:span><text:span text:style-name="T9">S</text:span><text:span text:style-name="T8">ale</text:span></text:p>
          <text:list>
            <text:list-item>
              <text:p text:style-name="P16">Prompted for item <text:span text:style-name="T17">name</text:span>. </text:p>
              <text:list>
                <text:list-item>
                  <text:p text:style-name="P16">Will accept any string input.</text:p>
                </text:list-item>
                <text:list-item>
                  <text:p text:style-name="P16">‘*’ input indicates end of item prompt. </text:p>
                  <text:list>
                    <text:list-item>
                      <text:p text:style-name="P16">Will reject this if this sale’s vector of items has a size of 0. </text:p>
                    </text:list-item>
                    <text:list-item>
                      <text:p text:style-name="P16">Jumps to step (d)</text:p>
                    </text:list-item>
                  </text:list>
                </text:list-item>
              </text:list>
            </text:list-item>
            <text:list-item>
              <text:p text:style-name="P16">Prompted for amount of item entered. Will accept any double input.</text:p>
              <text:list>
                <text:list-item>
                  <text:p text:style-name="P24"><text:span text:style-name="T8">Any input not conforming to these constraints will initiate a re-prompt.</text:span></text:p>
                </text:list-item>
              </text:list>
            </text:list-item>
            <text:list-item>
              <text:p text:style-name="P27"><text:soft-page-break/><text:span text:style-name="T8">I</text:span><text:span text:style-name="T7">tem is created with info from parts (a) &amp; (b) and placed in this sale’s vector of items.</text:span></text:p>
            </text:list-item>
            <text:list-item>
              <text:p text:style-name="P20"><text:span text:style-name="T7">Repeat steps (a) &amp; (b) until * input in step (a)</text:span></text:p>
            </text:list-item>
            <text:list-item>
              <text:p text:style-name="P20"><text:span text:style-name="T7">Prints subtotal amount, “regular sale”, tax amount, and total amount to 2 digit decimal precision. </text:span></text:p>
              <text:list>
                <text:list-item>
                  <text:p text:style-name="P20"><text:span text:style-name="T9">All values are also stored to sale object.</text:span></text:p>
                </text:list-item>
              </text:list>
            </text:list-item>
            <text:list-item>
              <text:p text:style-name="P27"><text:span text:style-name="T7">Prompts for name on check</text:span></text:p>
              <text:list>
                <text:list-item>
                  <text:p text:style-name="P27"><text:span text:style-name="T7">Accepts any string input</text:span></text:p>
                </text:list-item>
                <text:list-item>
                  <text:p text:style-name="P27"><text:span text:style-name="T7">Stores this information in the object.</text:span></text:p>
                </text:list-item>
              </text:list>
            </text:list-item>
            <text:list-item>
              <text:p text:style-name="P27"><text:span text:style-name="T7">Prompts for Driver’s License Number</text:span></text:p>
              <text:list>
                <text:list-item>
                  <text:p text:style-name="P27"><text:span text:style-name="T7">Accepts any long long int input</text:span></text:p>
                </text:list-item>
                <text:list-item>
                  <text:p text:style-name="P27"><text:span text:style-name="T7">Re-prompts if input does not conforming</text:span></text:p>
                </text:list-item>
              </text:list>
            </text:list-item>
            <text:list-item>
              <text:p text:style-name="P27"><text:span text:style-name="T7">Sale pointer is added to system vector of sales. Menu options are redisplayed.</text:span></text:p>
              <text:p text:style-name="P27"><text:span text:style-name="T7"/></text:p>
            </text:list-item>
          </text:list>
        </text:list-item>
        <text:list-item>
          <text:p text:style-name="P24"><text:span text:style-name="T8">User selects a Regular </text:span><text:span text:style-name="T9">Credit Card</text:span><text:span text:style-name="T8"> </text:span><text:span text:style-name="T9">S</text:span><text:span text:style-name="T8">ale</text:span></text:p>
          <text:list>
            <text:list-item>
              <text:p text:style-name="P16">Prompted for item <text:span text:style-name="T17">name</text:span>. </text:p>
              <text:list>
                <text:list-item>
                  <text:p text:style-name="P16">Will accept any string input.</text:p>
                </text:list-item>
                <text:list-item>
                  <text:p text:style-name="P16">‘*’ input indicates end of item prompt. </text:p>
                  <text:list>
                    <text:list-item>
                      <text:p text:style-name="P16">Will reject this if this sale’s vector of items has a size of 0. </text:p>
                    </text:list-item>
                    <text:list-item>
                      <text:p text:style-name="P16">Jumps to step (d)</text:p>
                    </text:list-item>
                  </text:list>
                </text:list-item>
              </text:list>
            </text:list-item>
            <text:list-item>
              <text:p text:style-name="P16">Prompted for amount of item entered. Will accept any double input.</text:p>
              <text:list>
                <text:list-item>
                  <text:p text:style-name="P24"><text:span text:style-name="T8">Any input not conforming to these constraints will initiate a re-prompt.</text:span></text:p>
                </text:list-item>
              </text:list>
            </text:list-item>
            <text:list-item>
              <text:p text:style-name="P27"><text:span text:style-name="T8">I</text:span><text:span text:style-name="T7">tem is created with info from parts (a) &amp; (b) and placed in this sale’s vector of items.</text:span></text:p>
            </text:list-item>
            <text:list-item>
              <text:p text:style-name="P20"><text:span text:style-name="T7">Repeat steps (a) &amp; (b) until * input in step (a)</text:span></text:p>
            </text:list-item>
            <text:list-item>
              <text:p text:style-name="P20"><text:span text:style-name="T7">Prints subtotal amount, “regular sale”, tax amount, and total amount to 2 digit decimal precision. </text:span></text:p>
              <text:list>
                <text:list-item>
                  <text:p text:style-name="P20"><text:span text:style-name="T9">All values are also stored to sale object.</text:span></text:p>
                </text:list-item>
              </text:list>
            </text:list-item>
            <text:list-item>
              <text:p text:style-name="P27"><text:span text:style-name="T7">Prompts for credit card number.</text:span></text:p>
              <text:list>
                <text:list-item>
                  <text:p text:style-name="P27"><text:span text:style-name="T7">Accepts any long long int input</text:span></text:p>
                </text:list-item>
                <text:list-item>
                  <text:p text:style-name="P27"><text:span text:style-name="T7">Re-prompts if input doesn’t conform</text:span></text:p>
                </text:list-item>
                <text:list-item>
                  <text:p text:style-name="P27"><text:span text:style-name="T7">Stores this information in the object.</text:span></text:p>
                </text:list-item>
              </text:list>
            </text:list-item>
            <text:list-item>
              <text:p text:style-name="P27"><text:span text:style-name="T7">Prompts for Driver’s License Number</text:span></text:p>
              <text:list>
                <text:list-item>
                  <text:p text:style-name="P27"><text:span text:style-name="T7">Accepts any long long int input</text:span></text:p>
                </text:list-item>
                <text:list-item>
                  <text:p text:style-name="P27"><text:span text:style-name="T7">Re-prompts if input does not conforming</text:span></text:p>
                </text:list-item>
              </text:list>
            </text:list-item>
            <text:list-item>
              <text:p text:style-name="P28"><text:span text:style-name="T7">Sale pointer is added to system vector of sales. Menu options are redisplayed.</text:span></text:p>
              <text:p text:style-name="P28"><text:span text:style-name="T7"/></text:p>
            </text:list-item>
          </text:list>
        </text:list-item>
        <text:list-item>
          <text:p text:style-name="P28"><text:span text:style-name="T8">User selects a </text:span><text:span text:style-name="T10">Contract</text:span><text:span text:style-name="T8"> Cash </text:span><text:span text:style-name="T7">S</text:span><text:span text:style-name="T8">ale</text:span></text:p>
          <text:list>
            <text:list-item>
              <text:p text:style-name="P17">Prompted for item <text:span text:style-name="T17">name</text:span>. </text:p>
              <text:list>
                <text:list-item>
                  <text:p text:style-name="P17">Will accept any string input.</text:p>
                </text:list-item>
                <text:list-item>
                  <text:p text:style-name="P17">‘*’ input indicates end of item prompt. </text:p>
                  <text:list>
                    <text:list-item>
                      <text:p text:style-name="P17">Will reject this if this sale’s vector of items has a size of 0. </text:p>
                    </text:list-item>
                    <text:list-item>
                      <text:p text:style-name="P17"><text:soft-page-break/>Jumps to step (d)</text:p>
                    </text:list-item>
                  </text:list>
                </text:list-item>
              </text:list>
            </text:list-item>
            <text:list-item>
              <text:p text:style-name="P17">Prompted for amount of item entered. Will accept any double input.</text:p>
              <text:list>
                <text:list-item>
                  <text:p text:style-name="P25"><text:span text:style-name="T8">Any input not conforming to these constraints will initiate a re-prompt.</text:span></text:p>
                </text:list-item>
              </text:list>
            </text:list-item>
            <text:list-item>
              <text:p text:style-name="P28"><text:span text:style-name="T8">I</text:span><text:span text:style-name="T7">tem is created with info from parts (a) &amp; (b) and placed in this sale’s vector of items.</text:span></text:p>
            </text:list-item>
            <text:list-item>
              <text:p text:style-name="P21"><text:span text:style-name="T7">Repeat steps (a) &amp; (b) until * input in step (a)</text:span></text:p>
            </text:list-item>
            <text:list-item>
              <text:p text:style-name="P30"><text:span text:style-name="T7">Prints “contractor sale” and prompts for Contractor ID</text:span></text:p>
              <text:list>
                <text:list-item>
                  <text:p text:style-name="P30"><text:span text:style-name="T7">Accepts any string and stores it in the sale as id.</text:span></text:p>
                </text:list-item>
              </text:list>
            </text:list-item>
            <text:list-item>
              <text:p text:style-name="P21"><text:span text:style-name="T7">Prints subtotal amount, tax amount, </text:span><text:span text:style-name="T10">discounted subtotal, tax, and final</text:span><text:span text:style-name="T7"> total amount to 2 digit decimal precision. </text:span></text:p>
            </text:list-item>
          </text:list>
        </text:list-item>
      </text:list>
      <text:list xml:id="list3630751742720496939" text:style-name="L6">
        <text:list-item>
          <text:list>
            <text:list-item>
              <text:list>
                <text:list-item>
                  <text:p text:style-name="P31"><text:span text:style-name="T7">New subtotal includes 15% off original subtotal. Tax calculated based on new subtotal.</text:span></text:p>
                </text:list-item>
              </text:list>
            </text:list-item>
          </text:list>
        </text:list-item>
      </text:list>
      <text:list xml:id="list182902526932015" text:continue-list="list182902260894339" text:style-name="L1">
        <text:list-item>
          <text:list>
            <text:list-item>
              <text:list>
                <text:list-item>
                  <text:p text:style-name="P21"><text:span text:style-name="T9">All values are also stored to sale object.</text:span></text:p>
                </text:list-item>
              </text:list>
            </text:list-item>
            <text:list-item>
              <text:p text:style-name="P21"><text:span text:style-name="T7">Prompts for amount received</text:span></text:p>
              <text:list>
                <text:list-item>
                  <text:p text:style-name="P21"><text:span text:style-name="T7">Accepts any double value </text:span><text:span text:style-name="T9">greater than total.</text:span></text:p>
                </text:list-item>
                <text:list-item>
                  <text:p text:style-name="P21"><text:span text:style-name="T7">Any input not conforming to these constraints will initiate a re-prompt.</text:span></text:p>
                </text:list-item>
              </text:list>
            </text:list-item>
            <text:list-item>
              <text:p text:style-name="P28"><text:span text:style-name="T7">Change is stored to Sale and outputted to user.</text:span></text:p>
            </text:list-item>
            <text:list-item>
              <text:p text:style-name="P28"><text:span text:style-name="T7">Sale pointer is added to system vector of sales. Menu of options is redisplayed.</text:span></text:p>
              <text:p text:style-name="P28"><text:span text:style-name="T7"/></text:p>
            </text:list-item>
          </text:list>
        </text:list-item>
        <text:list-item>
          <text:p text:style-name="P25"><text:span text:style-name="T8">User selects a </text:span><text:span text:style-name="T10">Contractor</text:span><text:span text:style-name="T8"> </text:span><text:span text:style-name="T9">Check</text:span><text:span text:style-name="T8"> </text:span><text:span text:style-name="T9">S</text:span><text:span text:style-name="T8">ale</text:span></text:p>
          <text:list>
            <text:list-item>
              <text:p text:style-name="P17">Prompted for item <text:span text:style-name="T17">name</text:span>. </text:p>
              <text:list>
                <text:list-item>
                  <text:p text:style-name="P17">Will accept any string input.</text:p>
                </text:list-item>
                <text:list-item>
                  <text:p text:style-name="P17">‘*’ input indicates end of item prompt. </text:p>
                  <text:list>
                    <text:list-item>
                      <text:p text:style-name="P17">Will reject this if this sale’s vector of items has a size of 0. </text:p>
                    </text:list-item>
                    <text:list-item>
                      <text:p text:style-name="P17">Jumps to step (d)</text:p>
                    </text:list-item>
                  </text:list>
                </text:list-item>
              </text:list>
            </text:list-item>
            <text:list-item>
              <text:p text:style-name="P17">Prompted for amount of item entered. Will accept any double input.</text:p>
              <text:list>
                <text:list-item>
                  <text:p text:style-name="P25"><text:span text:style-name="T8">Any input not conforming to these constraints will initiate a re-prompt.</text:span></text:p>
                </text:list-item>
              </text:list>
            </text:list-item>
            <text:list-item>
              <text:p text:style-name="P28"><text:span text:style-name="T8">I</text:span><text:span text:style-name="T7">tem is created with info from parts (a) &amp; (b) and placed in this sale’s vector of items.</text:span></text:p>
            </text:list-item>
            <text:list-item>
              <text:p text:style-name="P21"><text:span text:style-name="T7">Repeat steps (a) &amp; (b) until * input in step (a)</text:span></text:p>
            </text:list-item>
            <text:list-item>
              <text:p text:style-name="P30"><text:span text:style-name="T7">Prints “contract sale” and prompts for contractor ID</text:span></text:p>
              <text:list>
                <text:list-item>
                  <text:p text:style-name="P30"><text:span text:style-name="T7">Accepts any string value, stores it in “id”</text:span></text:p>
                </text:list-item>
              </text:list>
            </text:list-item>
            <text:list-item>
              <text:p text:style-name="P21"><text:span text:style-name="T7">Prints subtotal amount, </text:span><text:span text:style-name="T10">discount, new subtotal, </text:span><text:span text:style-name="T7">tax amount, and </text:span><text:span text:style-name="T10">final </text:span><text:span text:style-name="T7">total amount to 2 digit decimal precision. </text:span></text:p>
              <text:list>
                <text:list-item>
                  <text:p text:style-name="P30"><text:span text:style-name="T7">New subtotal includes 15% off original subtotal. Tax calculated based on new subtotal.</text:span></text:p>
                </text:list-item>
                <text:list-item>
                  <text:p text:style-name="P21"><text:span text:style-name="T9">All values are also stored to sale object.</text:span></text:p>
                </text:list-item>
              </text:list>
            </text:list-item>
            <text:list-item>
              <text:p text:style-name="P28"><text:span text:style-name="T7">Prompts for name on check</text:span></text:p>
              <text:list>
                <text:list-item>
                  <text:p text:style-name="P28"><text:span text:style-name="T7">Accepts any string input</text:span></text:p>
                </text:list-item>
                <text:list-item>
                  <text:p text:style-name="P28"><text:span text:style-name="T7">Stores this information in the object.</text:span></text:p>
                </text:list-item>
              </text:list>
            </text:list-item>
            <text:list-item>
              <text:p text:style-name="P28"><text:span text:style-name="T7">Prompts for Driver’s License Number</text:span></text:p>
              <text:list>
                <text:list-item>
                  <text:p text:style-name="P28"><text:soft-page-break/><text:span text:style-name="T7">Accepts any long long int input</text:span></text:p>
                </text:list-item>
                <text:list-item>
                  <text:p text:style-name="P28"><text:span text:style-name="T7">Re-prompts if input does not conforming</text:span></text:p>
                </text:list-item>
              </text:list>
            </text:list-item>
            <text:list-item>
              <text:p text:style-name="P28"><text:span text:style-name="T7">Sale pointer is added to system vector of sales. Menu options are redisplayed.</text:span></text:p>
              <text:p text:style-name="P28"><text:span text:style-name="T7"/></text:p>
            </text:list-item>
          </text:list>
        </text:list-item>
        <text:list-item>
          <text:p text:style-name="P25"><text:span text:style-name="T8">User selects a </text:span><text:span text:style-name="T10">Contractor</text:span><text:span text:style-name="T8"> </text:span><text:span text:style-name="T9">Credit Card</text:span><text:span text:style-name="T8"> </text:span><text:span text:style-name="T9">S</text:span><text:span text:style-name="T8">ale</text:span></text:p>
          <text:list>
            <text:list-item>
              <text:p text:style-name="P17">Prompted for item <text:span text:style-name="T17">name</text:span>. </text:p>
              <text:list>
                <text:list-item>
                  <text:p text:style-name="P17">Will accept any string input.</text:p>
                </text:list-item>
                <text:list-item>
                  <text:p text:style-name="P17">‘*’ input indicates end of item prompt. </text:p>
                  <text:list>
                    <text:list-item>
                      <text:p text:style-name="P17">Will reject this if this sale’s vector of items has a size of 0. </text:p>
                    </text:list-item>
                    <text:list-item>
                      <text:p text:style-name="P17">Jumps to step (d)</text:p>
                    </text:list-item>
                  </text:list>
                </text:list-item>
              </text:list>
            </text:list-item>
            <text:list-item>
              <text:p text:style-name="P17">Prompted for amount of item entered. Will accept any double input.</text:p>
              <text:list>
                <text:list-item>
                  <text:p text:style-name="P25"><text:span text:style-name="T8">Any input not conforming to these constraints will initiate a re-prompt.</text:span></text:p>
                </text:list-item>
              </text:list>
            </text:list-item>
            <text:list-item>
              <text:p text:style-name="P28"><text:span text:style-name="T8">I</text:span><text:span text:style-name="T7">tem is created with info from parts (a) &amp; (b) and placed in this sale’s vector of items.</text:span></text:p>
            </text:list-item>
            <text:list-item>
              <text:p text:style-name="P21"><text:span text:style-name="T7">Repeat steps (a) &amp; (b) until * input in step (a)</text:span></text:p>
            </text:list-item>
            <text:list-item>
              <text:p text:style-name="P30"><text:span text:style-name="T7">Prints “contract” sale” and prompts for contractor ID</text:span></text:p>
              <text:list>
                <text:list-item>
                  <text:p text:style-name="P30"><text:span text:style-name="T7">Accepts any string value, stores it in “id”</text:span></text:p>
                </text:list-item>
              </text:list>
            </text:list-item>
            <text:list-item>
              <text:p text:style-name="P21"><text:span text:style-name="T7">Prints subtotal amount, “regular sale”, tax amount, and total amount to 2 digit decimal precision. </text:span></text:p>
            </text:list-item>
          </text:list>
        </text:list-item>
      </text:list>
      <text:list xml:id="list1739871489860657831" text:style-name="L7">
        <text:list-item>
          <text:list>
            <text:list-item>
              <text:list>
                <text:list-item>
                  <text:p text:style-name="P32"><text:span text:style-name="T7">New subtotal includes 15% off original subtotal. Tax calculated based on new subtotal.</text:span></text:p>
                </text:list-item>
              </text:list>
            </text:list-item>
          </text:list>
        </text:list-item>
      </text:list>
      <text:list xml:id="list182901365999610" text:continue-list="list182902526932015" text:style-name="L1">
        <text:list-item>
          <text:list>
            <text:list-item>
              <text:list>
                <text:list-item>
                  <text:p text:style-name="P21"><text:span text:style-name="T9">All values are also stored to sale object.</text:span></text:p>
                </text:list-item>
              </text:list>
            </text:list-item>
            <text:list-item>
              <text:p text:style-name="P28"><text:span text:style-name="T7">Prompts for credit card number.</text:span></text:p>
              <text:list>
                <text:list-item>
                  <text:p text:style-name="P28"><text:span text:style-name="T7">Accepts any long long int input</text:span></text:p>
                </text:list-item>
                <text:list-item>
                  <text:p text:style-name="P28"><text:span text:style-name="T7">Re-prompts if input doesn’t conform</text:span></text:p>
                </text:list-item>
                <text:list-item>
                  <text:p text:style-name="P28"><text:span text:style-name="T7">Stores this information in the object.</text:span></text:p>
                </text:list-item>
              </text:list>
            </text:list-item>
            <text:list-item>
              <text:p text:style-name="P28"><text:span text:style-name="T7">Prompts for Driver’s License Number</text:span></text:p>
              <text:list>
                <text:list-item>
                  <text:p text:style-name="P28"><text:span text:style-name="T7">Accepts any long long int input</text:span></text:p>
                </text:list-item>
                <text:list-item>
                  <text:p text:style-name="P28"><text:span text:style-name="T7">Re-prompts if input does not conforming</text:span></text:p>
                </text:list-item>
              </text:list>
            </text:list-item>
            <text:list-item>
              <text:p text:style-name="P28"><text:span text:style-name="T7">Sale pointer is added to system vector of sales. Menu options are redisplayed.</text:span></text:p>
              <text:p text:style-name="P28"><text:span text:style-name="T7"/></text:p>
            </text:list-item>
          </text:list>
        </text:list-item>
        <text:list-item>
          <text:p text:style-name="P28"><text:span text:style-name="T7"><text:s/></text:span><text:span text:style-name="T10">User selects to print all sales.</text:span></text:p>
          <text:list>
            <text:list-item>
              <text:p text:style-name="P30"><text:span text:style-name="T7">Each sale is printed by iterating through system vector of Sales.</text:span></text:p>
              <text:list>
                <text:list-item>
                  <text:p text:style-name="P30"><text:span text:style-name="T7">Starts with “Sale #” based on order entered (I.e first sale would be Sale #1)</text:span></text:p>
                </text:list-item>
                <text:list-item>
                  <text:p text:style-name="P30"><text:span text:style-name="T7">Each item of sale is printed by iterating through Sale vector items.</text:span></text:p>
                  <text:list>
                    <text:list-item>
                      <text:p text:style-name="P30"><text:span text:style-name="T7">Each Item is printed with index, name, and cost amount.</text:span></text:p>
                    </text:list-item>
                  </text:list>
                </text:list-item>
                <text:list-item>
                  <text:p text:style-name="P33"><text:span text:style-name="T7">All of the information is printed associated sale (I,e subtotal, discounts, total costs, ID numbers, check numbers, credit card number, expiration date, driver license numbers as applicable)</text:span></text:p>
                </text:list-item>
              </text:list>
            </text:list-item>
          </text:list>
        </text:list-item>
        <text:list-item>
          <text:p text:style-name="P33"><text:span text:style-name="T7"><text:s/>User selects to quit </text:span></text:p>
          <text:list>
            <text:list-item>
              <text:p text:style-name="P33"><text:soft-page-break/><text:span text:style-name="T7">Program terminates gracefully with exit code 0</text:span></text:p>
            </text:list-item>
          </text:list>
        </text:list-item>
      </text:list>
      <text:p text:style-name="P29"><text:span text:style-name="T7"/>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1" style:font-family-asian="Calibri" style:font-family-generic-asian="system" style:font-pitch-asian="variable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in" loext:contextual-spacing="false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1f4e79" fo:border-bottom="0.51pt solid #1f4e79"/>
      <style:text-properties fo:color="#1f4e79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5b9bd5" style:shadow="#000000 0.0035in 0.0035in"/>
      <style:text-properties fo:color="#1f4e79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1f4e79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1f4e79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1f4e79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f4e79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f4e79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1f4e79" fo:letter-spacing="0.0035in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1f4e79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Placeholder_20_Text" style:display-name="Placeholder Text" style:family="text" style:parent-style-name="Default_20_Paragraph_20_Font">
      <style:text-properties fo:color="#3b3838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</meta:initial-creator>
    <meta:editing-cycles>22</meta:editing-cycles>
    <meta:creation-date>2017-10-04T03:20:00</meta:creation-date>
    <dc:date>2017-11-23T18:29:00.821417476</dc:date>
    <meta:editing-duration>PT10H30M13S</meta:editing-duration>
    <meta:generator>LibreOffice/5.1.6.2$Linux_X86_64 LibreOffice_project/10m0$Build-2</meta:generator>
    <meta:document-statistic meta:table-count="0" meta:image-count="2" meta:object-count="0" meta:page-count="8" meta:paragraph-count="149" meta:word-count="1538" meta:character-count="8284" meta:non-whitespace-character-count="6941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DocSecurity" meta:value-type="float">0</meta:user-defined>
    <meta:user-defined meta:name="FeatureTags" meta:value-type="string"/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template xlink:type="simple" xlink:actuate="onRequest" xlink:title="Single spaced (blank).dotx" xlink:href=""/>
  </office:meta>
</office:document-meta>
</file>